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04c117" officeooo:paragraph-rsid="0004c117"/>
    </style:style>
    <style:style style:name="P2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" style:family="paragraph" style:parent-style-name="Contents_20_Heading">
      <style:paragraph-properties fo:break-before="page"/>
    </style:style>
    <style:style style:name="P4" style:family="paragraph" style:parent-style-name="Heading_20_1" style:list-style-name="">
      <style:text-properties fo:language="ru" fo:country="RU"/>
    </style:style>
    <style:style style:name="P5" style:family="paragraph" style:parent-style-name="Heading_20_1">
      <style:paragraph-properties fo:break-before="page"/>
      <style:text-properties fo:language="ru" fo:country="RU"/>
    </style:style>
    <style:style style:name="P6" style:family="paragraph" style:parent-style-name="Heading_20_1" style:list-style-name="">
      <style:paragraph-properties fo:break-before="page"/>
      <style:text-properties fo:language="ru" fo:country="RU"/>
    </style:style>
    <style:style style:name="P7" style:family="paragraph" style:parent-style-name="Standard">
      <style:text-properties fo:language="ru" fo:country="RU" officeooo:rsid="0004c117" officeooo:paragraph-rsid="0004c117"/>
    </style:style>
    <style:style style:name="P8" style:family="paragraph" style:parent-style-name="Standard">
      <style:paragraph-properties fo:break-before="page"/>
      <style:text-properties fo:language="ru" fo:country="RU" officeooo:rsid="0004c117" officeooo:paragraph-rsid="0004c117"/>
    </style:style>
    <style:style style:name="T1" style:family="text">
      <style:text-properties officeooo:rsid="0004ccc3"/>
    </style:style>
    <style:style style:name="T2" style:family="text">
      <style:text-properties fo:language="en" fo:country="US" officeooo:rsid="0004ccc3"/>
    </style:style>
    <style:style style:name="T3" style:family="text">
      <style:text-properties fo:language="en" fo:country="US" officeooo:rsid="00084f92"/>
    </style:style>
    <style:style style:name="T4" style:family="text">
      <style:text-properties fo:language="en" fo:country="US" officeooo:rsid="00084f92" fo:background-color="#ffff00" loext:char-shading-value="0"/>
    </style:style>
    <style:style style:name="T5" style:family="text">
      <style:text-properties fo:language="en" fo:country="US" officeooo:rsid="00084f92" fo:background-color="#ffff00" loext:char-shading-value="0"/>
    </style:style>
    <style:style style:name="T6" style:family="text">
      <style:text-properties fo:language="en" fo:country="US" officeooo:rsid="0004ccc3" fo:background-color="#ffff00" loext:char-shading-value="0"/>
    </style:style>
    <style:style style:name="T7" style:family="text">
      <style:text-properties fo:language="en" fo:country="US" officeooo:rsid="0004ccc3" fo:background-color="#ffff00" loext:char-shading-value="0"/>
    </style:style>
    <style:style style:name="T8" style:family="text">
      <style:text-properties officeooo:rsid="00084f92"/>
    </style:style>
    <style:style style:name="T9" style:family="text">
      <style:text-properties officeooo:rsid="00084f92" fo:background-color="#ffff00" loext:char-shading-value="0"/>
    </style:style>
    <style:style style:name="T10" style:family="text">
      <style:text-properties officeooo:rsid="00084f92" fo:background-color="#ffff00" loext:char-shading-value="0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Титульный лист</text:p>
      <text:table-of-content text:style-name="Sect1" text:protected="true" text:name="Table of Contents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">Оглавление</text:p>
          </text:index-title>
          <text:p text:style-name="P2"><text:a xlink:type="simple" xlink:href="#__RefHeading___Toc126_4028548566" text:style-name="Index_20_Link" text:visited-style-name="Index_20_Link">Введение<text:tab/>3</text:a></text:p>
        </text:index-body>
      </text:table-of-content>
      <text:h text:style-name="P4" text:outline-level="1"/>
      <text:h text:style-name="P5" text:outline-level="1"><text:bookmark-start text:name="__RefHeading___Toc126_4028548566"/>Введение<text:bookmark-end text:name="__RefHeading___Toc126_4028548566"/></text:h>
      <text:p text:style-name="P1"/>
      <text:p text:style-name="P1"><text:tab/>Энергетика — необходимая часть жизни человечества. Прогресс человечества за последний век произошел, благодаря бурному развитию энергосистем. На данный момент все страны мира пользуются преимуществами электричества. </text:p>
      <text:p text:style-name="P1"><text:tab/>Как и в других отраслях промышленности, современные инновации в энергетике далеко не сразу внедряются, а в некоторых случаях и вовсе остаются незамеченными. Одной из таких необходимых инноваций является продвинутое прогнозирование с использованием методов машинного обучения.</text:p>
      <text:p text:style-name="P1"><text:tab/>Прогнозирование с использованием машинного обучения позволит снизить издержки и оптимизировать работу всей энергосистемы. Благодаря развитию компьютерных технологий и резкому увеличению расчетных мощностей, а также современным методам сбора данных, мы можем использовать современные алгоритмы для построения сложных систем с участием производителей электроэнергии и потребителей.</text:p>
      <text:p text:style-name="P1"><text:tab/><text:span text:style-name="T1">С развитием текущих технологий, появилась возможность связать разрозненные системы потребителей и производителей энергии в целостную систему.</text:span><text:span text:style-name="T2"> </text:span><text:span text:style-name="T5">(</text:span><text:span text:style-name="T10">Разве уже не существует рынка сбыта электроэнергии? Это ведь уже система. Необходимо изучить и откорректировать.</text:span><text:span text:style-name="T5">)</text:span><text:span text:style-name="T7"> </text:span><text:span text:style-name="T1">Прогнозирую потребление электроэнергии, мы можем в нужной мере загружать производителей с минимальными издержками и потерями электроэнергии. Такой подход позволяет использовать все источники электроэнергии, а также пользоваться преимуществами аккумулирующих систем энергии. Кроме того, появится возможность полностью использовать ограниченные возможности возобновляемых источников энергии.</text:span></text:p>
      <text:p text:style-name="P1"/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402in" fo:margin-left="0in" fo:margin-right="0in" fo:margin-top="0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4</text:page-number></text:p>
      </style:footer>
      <loext:footer-first>
        <text:p text:style-name="Footer"/>
      </loext:footer-first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27T17:17:14.842000000</meta:creation-date>
    <dc:date>2020-03-27T18:21:25.514000000</dc:date>
    <meta:editing-duration>PT32M2S</meta:editing-duration>
    <meta:editing-cycles>2</meta:editing-cycles>
    <meta:generator>LibreOffice/6.4.2.2$Windows_x86 LibreOffice_project/4e471d8c02c9c90f512f7f9ead8875b57fcb1ec3</meta:generator>
    <meta:document-statistic meta:table-count="0" meta:image-count="0" meta:object-count="0" meta:page-count="4" meta:paragraph-count="9" meta:word-count="181" meta:character-count="1563" meta:non-whitespace-character-count="1385"/>
  </office:meta>
</office:document-meta>
</file>